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pecial_20_Query_20_Res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order-bottom="0.0138in solid #000000" fo:background-color="#ffffff" style:diagonal-bl-tr="none" style:diagonal-tl-br="none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Special Query Result" table:style-name="ta1" table:print="false">
        <table:table-column table:style-name="co1" table:number-columns-repeated="19" table:default-cell-style-name="ce2"/>
        <table:table-column table:style-name="co1" table:number-columns-repeated="237" table:default-cell-style-name="Default"/>
        <table:table-row table:style-name="ro1">
          <table:table-cell table:style-name="ce1" office:value-type="string">
            <text:p>PAYROLL</text:p>
          </table:table-cell>
          <table:table-cell table:style-name="ce1" office:value-type="string">
            <text:p>FULL NAM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HAND PHONE</text:p>
          </table:table-cell>
          <table:table-cell table:style-name="ce1" office:value-type="string">
            <text:p>POSTAL COD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BIRTH PLACE</text:p>
          </table:table-cell>
          <table:table-cell table:style-name="ce1" office:value-type="string">
            <text:p>BIRTH DATE</text:p>
          </table:table-cell>
          <table:table-cell table:style-name="ce1" office:value-type="string">
            <text:p>RELIGION</text:p>
          </table:table-cell>
          <table:table-cell table:style-name="ce1" office:value-type="string">
            <text:p>BLOOD</text:p>
          </table:table-cell>
          <table:table-cell table:style-name="ce1" office:value-type="string">
            <text:p>ASTEK NUM</text:p>
          </table:table-cell>
          <table:table-cell table:style-name="ce1" office:value-type="string">
            <text:p>ASTEK DATE</text:p>
          </table:table-cell>
          <table:table-cell table:style-name="ce1" office:value-type="string">
            <text:p>MARITAL STATUS</text:p>
          </table:table-cell>
          <table:table-cell table:style-name="ce1" office:value-type="string">
            <text:p>COMMENCING DATE</text:p>
          </table:table-cell>
          <table:table-cell table:number-columns-repeated="237"/>
        </table:table-row>
        <table:table-row table:style-name="ro1">
          <table:table-cell office:value-type="string">
            <text:p>438</text:p>
          </table:table-cell>
          <table:table-cell office:value-type="string">
            <text:p>HADI WINARSONO</text:p>
          </table:table-cell>
          <table:table-cell office:value-type="string">
            <text:p>ENGINEERING</text:p>
          </table:table-cell>
          <table:table-cell office:value-type="string">
            <text:p>KOMPRESOR</text:p>
          </table:table-cell>
          <table:table-cell office:value-type="string">
            <text:p>KOMPRESSOR</text:p>
          </table:table-cell>
          <table:table-cell office:value-type="string">
            <text:p>OPERATOR</text:p>
          </table:table-cell>
          <table:table-cell office:value-type="string">
            <text:p>Jl. Kresek Gg. Ikan Tuna II/4 Denpasar</text:p>
          </table:table-cell>
          <table:table-cell office:value-type="string">
            <text:p>710154</text:p>
          </table:table-cell>
          <table:table-cell/>
          <table:table-cell office:value-type="string">
            <text:p>0</text:p>
          </table:table-cell>
          <table:table-cell office:value-type="string">
            <text:p>Male</text:p>
          </table:table-cell>
          <table:table-cell office:value-type="string">
            <text:p>Probolinggo,</text:p>
          </table:table-cell>
          <table:table-cell office:value-type="string">
            <text:p>04 Jul 1982</text:p>
          </table:table-cell>
          <table:table-cell office:value-type="string">
            <text:p>Islam</text:p>
          </table:table-cell>
          <table:table-cell office:value-type="string">
            <text:p>O</text:p>
          </table:table-cell>
          <table:table-cell/>
          <table:table-cell office:value-type="string">
            <text:p>11 Apr 2007</text:p>
          </table:table-cell>
          <table:table-cell office:value-type="string">
            <text:p>BK</text:p>
          </table:table-cell>
          <table:table-cell office:value-type="string">
            <text:p>05 Apr 2007</text:p>
          </table:table-cell>
          <table:table-cell table:number-columns-repeated="237"/>
        </table:table-row>
        <table:table-row table:style-name="ro1">
          <table:table-cell office:value-type="string">
            <text:p>452</text:p>
          </table:table-cell>
          <table:table-cell office:value-type="string">
            <text:p>HAMDAN HAKIM</text:p>
          </table:table-cell>
          <table:table-cell office:value-type="string">
            <text:p>ENGINEERING</text:p>
          </table:table-cell>
          <table:table-cell office:value-type="string">
            <text:p>KOMPRESOR</text:p>
          </table:table-cell>
          <table:table-cell office:value-type="string">
            <text:p>KOMPRESSOR</text:p>
          </table:table-cell>
          <table:table-cell office:value-type="string">
            <text:p>OPERATOR</text:p>
          </table:table-cell>
          <table:table-cell office:value-type="string">
            <text:p>Jl. Kargo pasar no. 2 Ubung kaja Dps</text:p>
          </table:table-cell>
          <table:table-cell office:value-type="string">
            <text:p>081558828739</text:p>
          </table:table-cell>
          <table:table-cell/>
          <table:table-cell office:value-type="string">
            <text:p>80223</text:p>
          </table:table-cell>
          <table:table-cell office:value-type="string">
            <text:p>Male</text:p>
          </table:table-cell>
          <table:table-cell office:value-type="string">
            <text:p>Denpasar,</text:p>
          </table:table-cell>
          <table:table-cell office:value-type="string">
            <text:p>28 Apr 2007</text:p>
          </table:table-cell>
          <table:table-cell office:value-type="string">
            <text:p>Islam</text:p>
          </table:table-cell>
          <table:table-cell office:value-type="string">
            <text:p>A</text:p>
          </table:table-cell>
          <table:table-cell/>
          <table:table-cell office:value-type="string">
            <text:p>28 Apr 2007</text:p>
          </table:table-cell>
          <table:table-cell office:value-type="string">
            <text:p>BK</text:p>
          </table:table-cell>
          <table:table-cell office:value-type="string">
            <text:p>24 Apr 2007</text:p>
          </table:table-cell>
          <table:table-cell table:number-columns-repeated="237"/>
        </table:table-row>
        <table:table-row table:style-name="ro1">
          <table:table-cell office:value-type="string">
            <text:p>057</text:p>
          </table:table-cell>
          <table:table-cell office:value-type="string">
            <text:p>I KETUT GINATIKA</text:p>
          </table:table-cell>
          <table:table-cell office:value-type="string">
            <text:p>ENGINEERING</text:p>
          </table:table-cell>
          <table:table-cell office:value-type="string">
            <text:p>NOSECTION</text:p>
          </table:table-cell>
          <table:table-cell office:value-type="string">
            <text:p>LISTRIK</text:p>
          </table:table-cell>
          <table:table-cell office:value-type="string">
            <text:p>OPERATOR</text:p>
          </table:table-cell>
          <table:table-cell office:value-type="string">
            <text:p>JL. TUKAD CANA NO. 8 PANJER DENPASAR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Male</text:p>
          </table:table-cell>
          <table:table-cell office:value-type="string">
            <text:p>PUPUAN</text:p>
          </table:table-cell>
          <table:table-cell office:value-type="string">
            <text:p>29 Oct 1959</text:p>
          </table:table-cell>
          <table:table-cell office:value-type="string">
            <text:p>Hindu Dharma</text:p>
          </table:table-cell>
          <table:table-cell office:value-type="string">
            <text:p>AB</text:p>
          </table:table-cell>
          <table:table-cell/>
          <table:table-cell office:value-type="string">
            <text:p>29 Nov 2006</text:p>
          </table:table-cell>
          <table:table-cell office:value-type="string">
            <text:p>K</text:p>
          </table:table-cell>
          <table:table-cell office:value-type="string">
            <text:p>17 Sep 2002</text:p>
          </table:table-cell>
          <table:table-cell table:number-columns-repeated="237"/>
        </table:table-row>
        <table:table-row table:style-name="ro1">
          <table:table-cell office:value-type="string">
            <text:p>022</text:p>
          </table:table-cell>
          <table:table-cell office:value-type="string">
            <text:p>I KETUT KARIYASA</text:p>
          </table:table-cell>
          <table:table-cell office:value-type="string">
            <text:p>ENGINEERING</text:p>
          </table:table-cell>
          <table:table-cell office:value-type="string">
            <text:p>NOSECTION</text:p>
          </table:table-cell>
          <table:table-cell office:value-type="string">
            <text:p>PERAWATAN BANGUNAN</text:p>
          </table:table-cell>
          <table:table-cell office:value-type="string">
            <text:p>OPERATOR</text:p>
          </table:table-cell>
          <table:table-cell office:value-type="string">
            <text:p>JL. SULATRI GG. VI DENPASAR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Male</text:p>
          </table:table-cell>
          <table:table-cell office:value-type="string">
            <text:p>KARANGASEM</text:p>
          </table:table-cell>
          <table:table-cell office:value-type="string">
            <text:p>22 Feb 1972</text:p>
          </table:table-cell>
          <table:table-cell office:value-type="string">
            <text:p>Hindu Dharma</text:p>
          </table:table-cell>
          <table:table-cell office:value-type="string">
            <text:p>O</text:p>
          </table:table-cell>
          <table:table-cell/>
          <table:table-cell office:value-type="string">
            <text:p>29 Nov 2006</text:p>
          </table:table-cell>
          <table:table-cell office:value-type="string">
            <text:p>K</text:p>
          </table:table-cell>
          <table:table-cell office:value-type="string">
            <text:p>09 Apr 1999</text:p>
          </table:table-cell>
          <table:table-cell table:number-columns-repeated="237"/>
        </table:table-row>
        <table:table-row table:style-name="ro1">
          <table:table-cell office:value-type="string">
            <text:p>226</text:p>
          </table:table-cell>
          <table:table-cell office:value-type="string">
            <text:p>I KETUT SUDHARMA</text:p>
          </table:table-cell>
          <table:table-cell office:value-type="string">
            <text:p>ENGINEERING</text:p>
          </table:table-cell>
          <table:table-cell office:value-type="string">
            <text:p>KOMPRESOR</text:p>
          </table:table-cell>
          <table:table-cell office:value-type="string">
            <text:p>KOMPRESSOR</text:p>
          </table:table-cell>
          <table:table-cell office:value-type="string">
            <text:p>OPERATOR</text:p>
          </table:table-cell>
          <table:table-cell office:value-type="string">
            <text:p>DSN/BJR TENGAH BEDULU BLAHBATU GIANYAR</text:p>
          </table:table-cell>
          <table:table-cell office:value-type="string">
            <text:p>081558118080</text:p>
          </table:table-cell>
          <table:table-cell/>
          <table:table-cell office:value-type="string">
            <text:p>0</text:p>
          </table:table-cell>
          <table:table-cell office:value-type="string">
            <text:p>Male</text:p>
          </table:table-cell>
          <table:table-cell office:value-type="string">
            <text:p>Bedulu,</text:p>
          </table:table-cell>
          <table:table-cell office:value-type="string">
            <text:p>20 Mar 1972</text:p>
          </table:table-cell>
          <table:table-cell office:value-type="string">
            <text:p>Hindu Dharma</text:p>
          </table:table-cell>
          <table:table-cell office:value-type="string">
            <text:p>AB</text:p>
          </table:table-cell>
          <table:table-cell/>
          <table:table-cell office:value-type="string">
            <text:p>29 Nov 2006</text:p>
          </table:table-cell>
          <table:table-cell office:value-type="string">
            <text:p>K</text:p>
          </table:table-cell>
          <table:table-cell office:value-type="string">
            <text:p>01 Aug 2005</text:p>
          </table:table-cell>
          <table:table-cell table:number-columns-repeated="237"/>
        </table:table-row>
        <table:table-row table:style-name="ro1">
          <table:table-cell office:value-type="string">
            <text:p>056</text:p>
          </table:table-cell>
          <table:table-cell office:value-type="string">
            <text:p>I NYOMAN SATRA</text:p>
          </table:table-cell>
          <table:table-cell office:value-type="string">
            <text:p>ENGINEERING</text:p>
          </table:table-cell>
          <table:table-cell office:value-type="string">
            <text:p>KOMPRESOR</text:p>
          </table:table-cell>
          <table:table-cell office:value-type="string">
            <text:p>KOMPRESSOR</text:p>
          </table:table-cell>
          <table:table-cell office:value-type="string">
            <text:p>OPERATOR</text:p>
          </table:table-cell>
          <table:table-cell office:value-type="string">
            <text:p>Br. Sengguan Penarungan Mengwi Badung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Male</text:p>
          </table:table-cell>
          <table:table-cell office:value-type="string">
            <text:p>Penarungan</text:p>
          </table:table-cell>
          <table:table-cell office:value-type="string">
            <text:p>14 Mar 1963</text:p>
          </table:table-cell>
          <table:table-cell office:value-type="string">
            <text:p>Hindu Dharma</text:p>
          </table:table-cell>
          <table:table-cell office:value-type="string">
            <text:p>O</text:p>
          </table:table-cell>
          <table:table-cell/>
          <table:table-cell office:value-type="string">
            <text:p>29 Nov 2006</text:p>
          </table:table-cell>
          <table:table-cell office:value-type="string">
            <text:p>K</text:p>
          </table:table-cell>
          <table:table-cell office:value-type="string">
            <text:p>13 Sep 2002</text:p>
          </table:table-cell>
          <table:table-cell table:number-columns-repeated="237"/>
        </table:table-row>
        <table:table-row table:style-name="ro1">
          <table:table-cell office:value-type="string">
            <text:p>435</text:p>
          </table:table-cell>
          <table:table-cell office:value-type="string">
            <text:p>I WAYAN DANA ANJAYA</text:p>
          </table:table-cell>
          <table:table-cell office:value-type="string">
            <text:p>ENGINEERING</text:p>
          </table:table-cell>
          <table:table-cell office:value-type="string">
            <text:p>KOMPRESOR</text:p>
          </table:table-cell>
          <table:table-cell office:value-type="string">
            <text:p>KOMPRESSOR</text:p>
          </table:table-cell>
          <table:table-cell office:value-type="string">
            <text:p>OPERATOR</text:p>
          </table:table-cell>
          <table:table-cell office:value-type="string">
            <text:p>JL Cekomaria no. 67 Br. Kedura Peguyangan</text:p>
          </table:table-cell>
          <table:table-cell office:value-type="string">
            <text:p>081916176690</text:p>
          </table:table-cell>
          <table:table-cell/>
          <table:table-cell office:value-type="string">
            <text:p>0</text:p>
          </table:table-cell>
          <table:table-cell office:value-type="string">
            <text:p>Male</text:p>
          </table:table-cell>
          <table:table-cell office:value-type="string">
            <text:p>Denpasar</text:p>
          </table:table-cell>
          <table:table-cell office:value-type="string">
            <text:p>09 Jan 1980</text:p>
          </table:table-cell>
          <table:table-cell office:value-type="string">
            <text:p>Hindu Dharma</text:p>
          </table:table-cell>
          <table:table-cell office:value-type="string">
            <text:p>A</text:p>
          </table:table-cell>
          <table:table-cell/>
          <table:table-cell office:value-type="string">
            <text:p>11 Apr 2007</text:p>
          </table:table-cell>
          <table:table-cell office:value-type="string">
            <text:p>BK</text:p>
          </table:table-cell>
          <table:table-cell office:value-type="string">
            <text:p>04 Apr 2007</text:p>
          </table:table-cell>
          <table:table-cell table:number-columns-repeated="237"/>
        </table:table-row>
        <table:table-row table:style-name="ro1">
          <table:table-cell office:value-type="string">
            <text:p>049</text:p>
          </table:table-cell>
          <table:table-cell office:value-type="string">
            <text:p>ILMIAWAN HAKIM</text:p>
          </table:table-cell>
          <table:table-cell office:value-type="string">
            <text:p>ENGINEERING</text:p>
          </table:table-cell>
          <table:table-cell office:value-type="string">
            <text:p>KOMPRESOR</text:p>
          </table:table-cell>
          <table:table-cell office:value-type="string">
            <text:p>KOMPRESSOR</text:p>
          </table:table-cell>
          <table:table-cell office:value-type="string">
            <text:p>OPERATOR</text:p>
          </table:table-cell>
          <table:table-cell office:value-type="string">
            <text:p>Jln. Diponegoro Gg. 7 No. 2X</text:p>
          </table:table-cell>
          <table:table-cell office:value-type="string">
            <text:p>(0321) 396842</text:p>
          </table:table-cell>
          <table:table-cell/>
          <table:table-cell office:value-type="string">
            <text:p>80222</text:p>
          </table:table-cell>
          <table:table-cell office:value-type="string">
            <text:p>Male</text:p>
          </table:table-cell>
          <table:table-cell office:value-type="string">
            <text:p>Mojokerto,</text:p>
          </table:table-cell>
          <table:table-cell office:value-type="string">
            <text:p>23 May 1981</text:p>
          </table:table-cell>
          <table:table-cell office:value-type="string">
            <text:p>Islam</text:p>
          </table:table-cell>
          <table:table-cell office:value-type="string">
            <text:p>O</text:p>
          </table:table-cell>
          <table:table-cell/>
          <table:table-cell office:value-type="string">
            <text:p>29 Nov 2006</text:p>
          </table:table-cell>
          <table:table-cell office:value-type="string">
            <text:p>K</text:p>
          </table:table-cell>
          <table:table-cell office:value-type="string">
            <text:p>09 Jul 2002</text:p>
          </table:table-cell>
          <table:table-cell table:number-columns-repeated="237"/>
        </table:table-row>
        <table:table-row table:style-name="ro1">
          <table:table-cell office:value-type="string">
            <text:p>008</text:p>
          </table:table-cell>
          <table:table-cell office:value-type="string">
            <text:p>KETUT PUTRA</text:p>
          </table:table-cell>
          <table:table-cell office:value-type="string">
            <text:p>ENGINEERING</text:p>
          </table:table-cell>
          <table:table-cell office:value-type="string">
            <text:p>KOMPRESOR</text:p>
          </table:table-cell>
          <table:table-cell office:value-type="string">
            <text:p>KOMPRESSOR</text:p>
          </table:table-cell>
          <table:table-cell office:value-type="string">
            <text:p>MANAGER</text:p>
          </table:table-cell>
          <table:table-cell office:value-type="string">
            <text:p>Jl. Raya Sesetan No. 322 Denpasar</text:p>
          </table:table-cell>
          <table:table-cell office:value-type="string">
            <text:p>721817,7456908</text:p>
          </table:table-cell>
          <table:table-cell/>
          <table:table-cell office:value-type="string">
            <text:p>0</text:p>
          </table:table-cell>
          <table:table-cell office:value-type="string">
            <text:p>Male</text:p>
          </table:table-cell>
          <table:table-cell office:value-type="string">
            <text:p>Tista,</text:p>
          </table:table-cell>
          <table:table-cell office:value-type="string">
            <text:p>30 Mar 1968</text:p>
          </table:table-cell>
          <table:table-cell office:value-type="string">
            <text:p>Hindu Dharma</text:p>
          </table:table-cell>
          <table:table-cell office:value-type="string">
            <text:p>O</text:p>
          </table:table-cell>
          <table:table-cell/>
          <table:table-cell office:value-type="string">
            <text:p>29 Nov 2006</text:p>
          </table:table-cell>
          <table:table-cell office:value-type="string">
            <text:p>K</text:p>
          </table:table-cell>
          <table:table-cell office:value-type="string">
            <text:p>27 Jan 1996</text:p>
          </table:table-cell>
          <table:table-cell table:number-columns-repeated="237"/>
        </table:table-row>
        <table:table-row table:style-name="ro1">
          <table:table-cell office:value-type="string">
            <text:p>014</text:p>
          </table:table-cell>
          <table:table-cell office:value-type="string">
            <text:p>LATIF TRIONO</text:p>
          </table:table-cell>
          <table:table-cell office:value-type="string">
            <text:p>ENGINEERING</text:p>
          </table:table-cell>
          <table:table-cell office:value-type="string">
            <text:p>NOSECTION</text:p>
          </table:table-cell>
          <table:table-cell office:value-type="string">
            <text:p>PERAWATAN BANGUNAN</text:p>
          </table:table-cell>
          <table:table-cell office:value-type="string">
            <text:p>OPERATOR</text:p>
          </table:table-cell>
          <table:table-cell office:value-type="string">
            <text:p>Jln. Kresek Gg. Ikan Baronang no. 5 Suwung Dps.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Male</text:p>
          </table:table-cell>
          <table:table-cell office:value-type="string">
            <text:p>T. Agung</text:p>
          </table:table-cell>
          <table:table-cell office:value-type="string">
            <text:p>08 Jun 1968</text:p>
          </table:table-cell>
          <table:table-cell office:value-type="string">
            <text:p>Islam</text:p>
          </table:table-cell>
          <table:table-cell office:value-type="string">
            <text:p>O</text:p>
          </table:table-cell>
          <table:table-cell/>
          <table:table-cell office:value-type="string">
            <text:p>29 Nov 2006</text:p>
          </table:table-cell>
          <table:table-cell office:value-type="string">
            <text:p>K</text:p>
          </table:table-cell>
          <table:table-cell office:value-type="string">
            <text:p>06 Feb 1997</text:p>
          </table:table-cell>
          <table:table-cell table:number-columns-repeated="237"/>
        </table:table-row>
        <table:table-row table:style-name="ro1">
          <table:table-cell office:value-type="string">
            <text:p>495</text:p>
          </table:table-cell>
          <table:table-cell office:value-type="string">
            <text:p>MADE ERY SUDIATMIKA</text:p>
          </table:table-cell>
          <table:table-cell office:value-type="string">
            <text:p>ENGINEERING</text:p>
          </table:table-cell>
          <table:table-cell office:value-type="string">
            <text:p>NOSECTION</text:p>
          </table:table-cell>
          <table:table-cell office:value-type="string">
            <text:p>PERAWATAN BANGUNAN</text:p>
          </table:table-cell>
          <table:table-cell office:value-type="string">
            <text:p>OPERATOR</text:p>
          </table:table-cell>
          <table:table-cell office:value-type="string">
            <text:p>Jl. Tk. Pule Gg. sandat no. 4 Dps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Male</text:p>
          </table:table-cell>
          <table:table-cell office:value-type="string">
            <text:p>Buleleng</text:p>
          </table:table-cell>
          <table:table-cell office:value-type="string">
            <text:p>28 Dec 1982</text:p>
          </table:table-cell>
          <table:table-cell office:value-type="string">
            <text:p>Hindu Dharma</text:p>
          </table:table-cell>
          <table:table-cell office:value-type="string">
            <text:p>A</text:p>
          </table:table-cell>
          <table:table-cell/>
          <table:table-cell office:value-type="string">
            <text:p>11 Jul 2007</text:p>
          </table:table-cell>
          <table:table-cell office:value-type="string">
            <text:p>K</text:p>
          </table:table-cell>
          <table:table-cell office:value-type="string">
            <text:p>11 Jul 2007</text:p>
          </table:table-cell>
          <table:table-cell table:number-columns-repeated="2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7">09/07/2007</text:date>, <text:time>13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ecial_20_Query_20_Result" style:display-name="PageStyle_Special Query Resul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9-07T13:12:42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01"/>
  </office:meta>
</office:document-meta>
</file>